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Preformatted_20_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3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0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tilisation des triades pour la Walking Bass</text:h>
      <text:p text:style-name="P1"/>
      <text:p text:style-name="P1"><text:span text:style-name="T1">Légende</text:span> :</text:p>
      <text:p text:style-name="P1"><text:span text:style-name="T2">a</text:span> (above) : note ½ ton au dessus de la note suivante</text:p>
      <text:p text:style-name="P1"><text:span text:style-name="T2">b</text:span> (below) : note ½ ton en dessous de la note suivante</text:p>
      <text:h text:style-name="Heading_20_2" text:outline-level="2">Niveau 1</text:h>
      <text:section text:style-name="Sect1" text:name="Section1">
        <text:p text:style-name="P1">1111</text:p>
        <text:p text:style-name="P1">111a</text:p>
        <text:p text:style-name="P1">111b</text:p>
        <text:p text:style-name="P1">1155</text:p>
        <text:p text:style-name="P1">115a</text:p>
        <text:p text:style-name="P1">115b</text:p>
        <text:p text:style-name="P1">1133</text:p>
        <text:p text:style-name="P1">113a</text:p>
        <text:p text:style-name="P1">113b</text:p>
      </text:section>
      <text:p text:style-name="P1"/>
      <text:p text:style-name="P1">On connaît la grille, les fondamentales mais aussi la nature majeure ou mineure voire diminuée des accords.</text:p>
      <text:h text:style-name="Heading_20_2" text:outline-level="2">Niveau 2</text:h>
      <text:section text:style-name="Sect2" text:name="Section2">
        <text:p text:style-name="P1"><text:span text:style-name="T3">renforcement de la quinte :</text:span></text:p>
        <text:p text:style-name="P1">1515</text:p>
        <text:p text:style-name="P1">1513</text:p>
        <text:p text:style-name="P1">151a</text:p>
        <text:p text:style-name="P1">151b</text:p>
        <text:p text:style-name="P2">renforcement de la tierce :</text:p>
        <text:p text:style-name="P1">1313</text:p>
        <text:p text:style-name="P1">1315</text:p>
        <text:p text:style-name="P1">131a</text:p>
        <text:p text:style-name="P1">131b</text:p>
      </text:section>
      <text:h text:style-name="Heading_20_2" text:outline-level="2">Niveau 3</text:h>
      <text:p text:style-name="P1"><text:span text:style-name="T3">renforcement de l'arpège :</text:span></text:p>
      <text:section text:style-name="Sect2" text:name="Section3">
        <text:p text:style-name="P1">1351</text:p>
        <text:p text:style-name="P1">1353</text:p>
        <text:p text:style-name="P1">135a</text:p>
        <text:p text:style-name="P1">135b</text:p>
        <text:p text:style-name="P1">1531</text:p>
        <text:p text:style-name="P1">1535</text:p>
        <text:p text:style-name="P1">153a</text:p>
        <text:p text:style-name="P1">153b</text:p>
      </text:section>
      <text:p text:style-name="P1"/>
      <text:p text:style-name="P2">introduction de l'octave :</text:p>
      <text:section text:style-name="Sect3" text:name="Section4">
        <text:p text:style-name="P1">1585</text:p>
        <text:p text:style-name="P1">158a</text:p>
        <text:p text:style-name="P1">158b</text:p>
        <text:p text:style-name="P1"/>
        <text:p text:style-name="P1">1358</text:p>
        <text:p text:style-name="P1"/>
        <text:p text:style-name="P1"/>
        <text:p text:style-name="P1"/>
        <text:p text:style-name="P1">1858</text:p>
        <text:p text:style-name="P1">185a</text:p>
        <text:p text:style-name="P1">185b</text:p>
        <text:p text:style-name="P1"/>
        <text:p text:style-name="P1">1815</text:p>
        <text:p text:style-name="P1">1813</text:p>
        <text:p text:style-name="P1">181a</text:p>
        <text:p text:style-name="P1">181b</text:p>
      </text:section>
      <text:h text:style-name="Heading_20_2" text:outline-level="2">Niveau 4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* *</dc:creator>
    <dc:date>2008-03-08T12:52:19</dc:date>
    <meta:editing-cycles>7</meta:editing-cycles>
    <meta:editing-duration>PT19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9" meta:word-count="103" meta:character-count="547"/>
  </office:meta>
</office:document-meta>
</file>